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AAAA+TimesNewRomanPS-BoldMT" svg:font-family="BAAAAA+TimesNewRomanPS-BoldMT"/>
    <style:font-face style:name="EAAAAA+TimesNewRomanPSMT" svg:font-family="EAAAAA+TimesNewRomanPSMT"/>
    <style:font-face style:name="Lohit Hindi1" svg:font-family="'Lohit Hindi'"/>
    <style:font-face style:name="OpenSymbol" svg:font-family="OpenSymbol"/>
    <style:font-face style:name="StarSymbol" svg:font-family="StarSymbol"/>
    <style:font-face style:name="monospace" svg:font-family="monospace"/>
    <style:font-face style:name="Courier 10 Pitch" svg:font-family="'Courier 10 Pitch'" style:font-adornments="Predeterminado" style:font-pitch="fixed"/>
    <style:font-face style:name="LMMono10" svg:font-family="LMMono10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Bitstream Vera Sans Mono" svg:font-family="'Bitstream Vera Sans Mono'" style:font-family-generic="swiss" style:font-pitch="fixed"/>
    <style:font-face style:name="Cantarell" svg:font-family="Cantarell" style:font-adornments="Bold" style:font-pitch="variable"/>
    <style:font-face style:name="Caviar Dreams" svg:font-family="'Caviar Dreams'" style:font-adornments="Bold" style:font-pitch="variable"/>
    <style:font-face style:name="LMMonoProp10" svg:font-family="LMMonoProp10" style:font-adornments="Bold" style:font-pitch="variable"/>
    <style:font-face style:name="LMRomanUnsl10" svg:font-family="LMRomanUnsl10" style:font-adornments="Bold" style:font-pitch="variable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DejaVu Serif Condensed" svg:font-family="'DejaVu Serif Condensed'" style:font-adornments="Condensed 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 style:master-page-name="">
      <style:paragraph-properties fo:margin-left="0cm" fo:margin-right="0cm" fo:text-align="end" style:justify-single-word="false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35ac8" style:font-name-asian="DejaVu Sans" style:font-size-asian="14pt" style:font-weight-asian="bold" style:font-name-complex="Lohit Hindi" style:font-size-complex="14pt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3" style:family="paragraph" style:parent-style-name="Footer">
      <style:text-properties fo:language="ca" fo:country="ES"/>
    </style:style>
    <style:style style:name="P4" style:family="paragraph" style:parent-style-name="Footer">
      <style:paragraph-properties fo:text-align="end" style:justify-single-word="false"/>
      <style:text-properties fo:language="ca" fo:country="ES"/>
    </style:style>
    <style:style style:name="P5" style:family="paragraph" style:parent-style-name="Header">
      <style:text-properties fo:language="ca" fo:country="ES"/>
    </style:style>
    <style:style style:name="P6" style:family="paragraph" style:parent-style-name="Header_20_left">
      <style:text-properties fo:language="ca" fo:country="ES"/>
    </style:style>
    <style:style style:name="P7" style:family="paragraph" style:parent-style-name="Title">
      <style:paragraph-properties fo:break-before="page"/>
      <style:text-properties fo:language="ca" fo:country="ES" officeooo:paragraph-rsid="001d151b"/>
    </style:style>
    <style:style style:name="P8" style:family="paragraph" style:parent-style-name="Text_20_body">
      <style:paragraph-properties fo:break-before="page"/>
      <style:text-properties fo:language="ca" fo:country="ES" officeooo:rsid="00c2f3a2" officeooo:paragraph-rsid="00c2f3a2"/>
    </style:style>
    <style:style style:name="P9" style:family="paragraph" style:parent-style-name="Title">
      <style:text-properties fo:language="ca" fo:country="ES" officeooo:rsid="010afb0e" officeooo:paragraph-rsid="010afb0e"/>
    </style:style>
    <style:style style:name="P10" style:family="paragraph" style:parent-style-name="Index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List_20_Paragraph">
      <style:paragraph-properties>
        <style:tab-stops>
          <style:tab-stop style:position="15.73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First_20_Page">
      <style:paragraph-properties style:page-number="auto" fo:break-before="page"/>
      <style:text-properties fo:language="ca" fo:country="ES" officeooo:paragraph-rsid="001a5306"/>
    </style:style>
    <style:style style:name="P13" style:family="paragraph" style:parent-style-name="Contents_20_Heading" style:master-page-name="First_20_Chapter_20_Page_20_A4">
      <style:paragraph-properties style:page-number="1"/>
    </style:style>
    <style:style style:name="P14" style:family="paragraph" style:parent-style-name="Heading_20_1">
      <style:text-properties fo:language="ca" fo:country="ES" officeooo:rsid="00c2f3a2" officeooo:paragraph-rsid="00c2f3a2"/>
    </style:style>
    <style:style style:name="P15" style:family="paragraph" style:parent-style-name="Heading_20_1">
      <style:text-properties fo:background-color="transparent"/>
    </style:style>
    <style:style style:name="P16" style:family="paragraph" style:parent-style-name="Index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L7">
      <style:paragraph-properties fo:text-align="justify" style:justify-single-word="false"/>
    </style:style>
    <style:style style:name="P20" style:family="paragraph" style:parent-style-name="Standard" style:list-style-name="L7"/>
    <style:style style:name="P21" style:family="paragraph" style:parent-style-name="Text_20_body" style:list-style-name="L6"/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itle" style:master-page-name="First_20_Page">
      <style:paragraph-properties fo:margin-left="0cm" fo:margin-right="0cm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2521b" style:font-name-asian="DejaVu Sans" style:font-size-asian="14pt" style:font-weight-asian="bold" style:font-name-complex="Lohit Hindi" style:font-size-complex="14pt" style:font-weight-complex="bold"/>
    </style:style>
    <style:style style:name="P24" style:family="paragraph" style:parent-style-name="Title" style:master-page-name="First_20_Page">
      <style:paragraph-properties fo:margin-left="0cm" fo:margin-right="0cm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35ac8" style:font-name-asian="DejaVu Sans" style:font-size-asian="14pt" style:font-weight-asian="bold" style:font-name-complex="Lohit Hindi" style:font-size-complex="14pt" style:font-weight-complex="bold"/>
    </style:style>
    <style:style style:name="P25" style:family="paragraph" style:parent-style-name="Title" style:master-page-name="First_20_Page">
      <style:paragraph-properties style:page-number="auto" fo:break-before="page"/>
      <style:text-properties fo:language="ca" fo:country="ES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800000" fo:font-size="12pt" fo:font-style="normal" style:font-size-asian="32pt" style:font-style-asian="normal" style:font-size-complex="32pt" style:font-style-complex="normal"/>
    </style:style>
    <style:style style:name="P28" style:family="paragraph">
      <loext:graphic-properties draw:fill="solid" draw:fill-color="#ffffff"/>
    </style:style>
    <style:style style:name="T1" style:family="text">
      <style:text-properties officeooo:rsid="01267d19"/>
    </style:style>
    <style:style style:name="T2" style:family="text">
      <style:text-properties fo:font-variant="small-caps" fo:color="#800000" style:font-name="DejaVu Serif Condensed" fo:font-size="24pt" fo:font-weight="bold" officeooo:rsid="010fab6a" style:font-name-asian="DejaVu Sans" style:font-size-asian="18pt" style:font-weight-asian="bold" style:font-name-complex="Lohit Hindi" style:font-size-complex="18pt" style:font-weight-complex="bold"/>
    </style:style>
    <style:style style:name="T3" style:family="text">
      <style:text-properties officeooo:rsid="010afb0e"/>
    </style:style>
    <style:style style:name="T4" style:family="text">
      <style:text-properties fo:language="ca" fo:country="E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ca" fo:country="E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style:font-name="Verdana" fo:font-size="10.5pt" officeooo:rsid="015126d4" style:font-size-asian="10.5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="Bitstream Vera Sans Mono1" fo:font-size="10.5pt" fo:font-weight="bold" officeooo:rsid="015126d4" style:font-name-asian="Bitstream Vera Sans Mono1" style:font-size-asian="10.5pt" style:font-name-complex="Bitstream Vera Sans Mono1"/>
    </style:style>
    <style:style style:name="T12" style:family="text">
      <style:text-properties officeooo:rsid="015126d4"/>
    </style:style>
    <style:style style:name="T13" style:family="text">
      <style:text-properties officeooo:rsid="001984ec"/>
    </style:style>
    <style:style style:name="T14" style:family="text">
      <style:text-properties fo:color="#800000" style:font-name="DejaVu Sans Mono" fo:font-size="32pt" fo:font-style="normal" style:font-size-asian="24pt" style:font-style-asian="normal" style:font-size-complex="32pt" style:font-style-complex="normal"/>
    </style:style>
    <style:style style:name="T15" style:family="text">
      <style:text-properties fo:color="#800000" style:font-name="DejaVu Sans Mono" fo:font-size="32pt" fo:font-style="normal" style:font-size-asian="32pt" style:font-style-asian="normal" style:font-size-complex="32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80%" draw:fill="solid" draw:fill-color="#cfe7f5" draw:opacity="20%" fo:padding="0.15cm" fo:border-left="none" fo:border-right="none" fo:border-top="0.06pt solid #000000" fo:border-bottom="0.06pt solid #000000"/>
    </style:style>
    <style:style style:name="Sect1" style:family="section">
      <style:section-properties fo:background-color="#f0fff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6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800000" draw:marker-start-width="0.508cm" draw:marker-end-width="0.508cm" draw:fill="solid" draw:fill-color="#ffffff" draw:textarea-horizontal-align="justify" draw:textarea-vertical-align="middle" draw:auto-grow-height="fals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1cm" svg:stroke-color="#8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8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svg:stroke-color="#800000" draw:textarea-horizontal-align="center" draw:textarea-vertical-align="middle" fo:padding-top="0.019cm" fo:padding-bottom="0.019cm" fo:padding-left="0.019cm" fo:padding-right="0.019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Fig"/>
      </text:sequence-decls>
      <text:p text:style-name="P12"><draw:custom-shape text:anchor-type="paragraph" draw:z-index="14" draw:name="Forma16" draw:style-name="gr2" draw:text-style-name="P28" svg:width="17.883cm" svg:height="23.893cm" svg:x="-0.561cm" svg:y="1.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Forma17" draw:style-name="gr1" draw:text-style-name="P27" svg:width="16.961cm" svg:height="6.573cm" svg:x="0.044cm" svg:y="6.512cm"><draw:text-box><text:p text:style-name="P26"><text:span text:style-name="T14">ADSO</text:span></text:p><text:p text:style-name="P26"><text:span text:style-name="T14">Training</text:span><text:span text:style-name="T15"> 6</text:span></text:p><text:p text:style-name="P26"><text:span text:style-name="T15"/></text:p><text:p text:style-name="P26"><text:span text:style-name="T15">Temporització de tasques</text:span></text:p></draw:text-box></draw:frame></text:p>
      <text:table-of-content text:style-name="Sect1" text:name="Sumario1">
        <text:table-of-content-source text:outline-level="10" text:use-index-marks="false" text:use-index-source-styles="true">
          <text:index-title-template text:style-name="Contents_20_Heading">Índex</text:index-title-template>
          <text:table-of-content-entry-template text:outline-level="1" text:style-name="Index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List_20_Paragraph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List_20_Paragraph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btitl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Pregunta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6"/>
          </text:index-source-styles>
        </text:table-of-content-source>
        <text:index-body>
          <text:index-title text:style-name="Sect2" text:name="Sumario1_Head">
            <text:p text:style-name="P13">Índex</text:p>
          </text:index-title>
          <text:p text:style-name="P10"><text:a xlink:type="simple" xlink:href="#__RefHeading___Toc4115_3402707653" text:style-name="Index_20_Link" text:visited-style-name="Index_20_Link">1. Objectiu<text:tab/>2</text:a></text:p>
          <text:p text:style-name="P10"><text:a xlink:type="simple" xlink:href="#__RefHeading___Toc4117_3402707653" text:style-name="Index_20_Link" text:visited-style-name="Index_20_Link">2. Abans de començar<text:tab/>2</text:a></text:p>
          <text:p text:style-name="P10"><text:a xlink:type="simple" xlink:href="#__RefHeading___Toc4519_3936048030" text:style-name="Index_20_Link" text:visited-style-name="Index_20_Link">3. Tasques puntuals<text:tab/>2</text:a></text:p>
          <text:p text:style-name="P10"><text:a xlink:type="simple" xlink:href="#__RefHeading___Toc4521_3936048030" text:style-name="Index_20_Link" text:visited-style-name="Index_20_Link">4. Tasques periòdiques<text:tab/>3</text:a></text:p>
        </text:index-body>
      </text:table-of-content>
      <text:h text:style-name="P14" text:outline-level="1" text:is-list-header="true"/>
      <text:p text:style-name="P8"/>
      <text:h text:style-name="Heading_20_1" text:outline-level="1"><text:bookmark-start text:name="__RefHeading___Toc4115_3402707653"/>Objectiu<text:bookmark-end text:name="__RefHeading___Toc4115_3402707653"/></text:h>
      <text:p text:style-name="P2"><text:span text:style-name="Strong_20_Emphasis"><text:span text:style-name="T4">Ser capaços de programar tasques de manera puntual i periòdica.</text:span></text:span></text:p>
      <text:p text:style-name="P2"><text:span text:style-name="Strong_20_Emphasis"><text:span text:style-name="T5"/></text:span></text:p>
      <text:h text:style-name="Heading_20_1" text:outline-level="1"><text:bookmark-start text:name="__RefHeading___Toc4117_3402707653"/><text:span text:style-name="Strong_20_Emphasis">Abans de començar</text:span><text:bookmark-end text:name="__RefHeading___Toc4117_3402707653"/></text:h>
      <text:p text:style-name="Text_20_body">Hauríeu de tenir fets els següents scripts de les pràctiques anteriors:</text:p>
      <text:list xml:id="list4202906041" text:style-name="L6">
        <text:list-item>
          <text:p text:style-name="P21"><text:span text:style-name="User_20_Entry">ocupacio.sh</text:span></text:p>
        </text:list-item>
        <text:list-item>
          <text:p text:style-name="P21"><text:span text:style-name="User_20_Entry">badusers.</text:span><text:span text:style-name="User_20_Entry"><text:span text:style-name="T11">py</text:span></text:span></text:p>
        </text:list-item>
      </text:list>
      <text:h text:style-name="P15" text:outline-level="1"><draw:frame draw:style-name="fr1" draw:name="Marco1" text:anchor-type="paragraph" svg:x="0.249cm" svg:y="0.229cm" svg:width="16.663cm" draw:z-index="16"><draw:text-box fo:min-height="1.709cm"><text:p text:style-name="Frame_20_contents"/></draw:text-box></draw:frame><text:bookmark-start text:name="__RefHeading___Toc4519_3936048030"/><text:span text:style-name="Strong_20_Emphasis">Tasques puntuals</text:span><text:bookmark-end text:name="__RefHeading___Toc4519_3936048030"/></text:h>
      <text:p text:style-name="Text_20_body"><text:span text:style-name="Strong_20_Emphasis"><text:span text:style-name="T7">Amb quina comanda es programen habitualment les tasques puntuals?</text:span></text:span></text:p>
      <text:p text:style-name="Text_20_body"><draw:frame draw:style-name="fr1" draw:name="Marco2" text:anchor-type="paragraph" svg:x="0.249cm" svg:y="0.229cm" svg:width="16.663cm" draw:z-index="17"><draw:text-box fo:min-height="1.709cm"><text:p text:style-name="Frame_20_contents"/></draw:text-box></draw:frame></text:p>
      <text:p text:style-name="Text_20_body">Fent servir aquesta comanda programeu les següents tasques:</text:p>
      <text:p text:style-name="Text_20_body">Un esborrat dels fitxers del directori /tmp a les 2 de la nit d'avui.</text:p>
      <text:p text:style-name="Text_20_body"><draw:frame draw:style-name="fr1" draw:name="Marco3" text:anchor-type="paragraph" svg:x="0.249cm" svg:y="0.229cm" svg:width="16.663cm" draw:z-index="18"><draw:text-box fo:min-height="1.709cm"><text:p text:style-name="Frame_20_contents"/></draw:text-box></draw:frame></text:p>
      <text:p text:style-name="Text_20_body">Fer un llistat dels usuaris connectats al servidor dintre de 10 minuts. Aquest llistat s'ha de deixar al home del root amb el nom usuaris-<text:span text:style-name="Emphasis">data</text:span>.txt , <text:span text:style-name="T12">o</text:span>n data serà la data del moment en que s'ha fet el llistat.</text:p>
      <text:p text:style-name="P22"><draw:frame draw:style-name="fr1" draw:name="Marco4" text:anchor-type="paragraph" svg:x="0.249cm" svg:y="0.229cm" svg:width="16.663cm" draw:z-index="19"><draw:text-box fo:min-height="1.709cm"><text:p text:style-name="Frame_20_contents"/></draw:text-box></draw:frame><text:soft-page-break/>Un <text:span text:style-name="User_20_Entry">shutdown</text:span> del vostre servidor al final de la classe. Volem que avisi als usuaris del sistema 5 minuts abans.</text:p>
      <text:p text:style-name="P22"><draw:frame draw:style-name="fr1" draw:name="Marco5" text:anchor-type="paragraph" svg:x="0.249cm" svg:y="0.229cm" svg:width="16.663cm" draw:z-index="20"><draw:text-box fo:min-height="1.709cm"><text:p text:style-name="Frame_20_contents"/></draw:text-box></draw:frame></text:p>
      <text:p text:style-name="Text_20_body">Volem restringir aquest servei a l'usuari root. </text:p>
      <text:p text:style-name="Text_20_body">Quin fitxer hem de crear? Amb quin contingut?</text:p>
      <text:p text:style-name="P22"><draw:frame draw:style-name="fr1" draw:name="Marco6" text:anchor-type="paragraph" svg:x="0.249cm" svg:y="0.229cm" svg:width="16.663cm" draw:z-index="21"><draw:text-box fo:min-height="1.709cm"><text:p text:style-name="Frame_20_contents"/></draw:text-box></draw:frame>Proveu de fer servir la comanda <text:span text:style-name="User_20_Entry">at</text:span> amb un altre usuari i comproveu que efectivament no us deixa.</text:p>
      <text:p text:style-name="P22"><draw:frame draw:style-name="fr1" draw:name="Marco7" text:anchor-type="paragraph" svg:x="0.249cm" svg:y="0.229cm" svg:width="16.663cm" draw:z-index="22"><draw:text-box fo:min-height="1.709cm"><text:p text:style-name="Frame_20_contents"/></draw:text-box></draw:frame></text:p>
      <text:h text:style-name="Heading_20_1" text:outline-level="1"><text:bookmark-start text:name="__RefHeading___Toc4521_3936048030"/>Tasques periòdiques<text:bookmark-end text:name="__RefHeading___Toc4521_3936048030"/></text:h>
      <text:p text:style-name="P17">Mireu el manual de les comandes <text:span text:style-name="User_20_Entry">cron</text:span> i <text:span text:style-name="User_20_Entry">crontab</text:span> i contesteu a les següents preguntes:</text:p>
      <text:p text:style-name="P22">Com podem veure quin es el contingut del cron d'un usuari?</text:p>
      <text:p text:style-name="P22"><draw:frame draw:style-name="fr1" draw:name="Marco8" text:anchor-type="paragraph" svg:x="0.249cm" svg:y="0.229cm" svg:width="16.663cm" draw:z-index="23"><draw:text-box fo:min-height="1.709cm"><text:p text:style-name="Frame_20_contents"/></draw:text-box></draw:frame></text:p>
      <text:p text:style-name="Text_20_body">Com podem afegir-hi noves tasques periòdiques?</text:p>
      <text:p text:style-name="Text_20_body"><draw:frame draw:style-name="fr1" draw:name="Marco9" text:anchor-type="paragraph" svg:x="0.249cm" svg:y="0.229cm" svg:width="16.663cm" draw:z-index="24"><draw:text-box fo:min-height="1.709cm"><text:p text:style-name="Frame_20_contents"/></draw:text-box></draw:frame></text:p>
      <text:p text:style-name="Text_20_body"><text:soft-page-break/>Com podem limitar qui té accés al servei de <text:span text:style-name="T6">cron</text:span>?</text:p>
      <text:p text:style-name="Text_20_body"><draw:frame draw:style-name="fr1" draw:name="Marco10" text:anchor-type="paragraph" svg:x="0.249cm" svg:y="0.229cm" svg:width="16.663cm" draw:z-index="25"><draw:text-box fo:min-height="1.709cm"><text:p text:style-name="Frame_20_contents"/></draw:text-box></draw:frame></text:p>
      <text:p text:style-name="P18">Un problema a l'hora de fer servir cron és assegurar-nos que hem especificat correctament la freqüència sense haver d'esperar i veure que quan arriba el moment no s'executa (en particular quan falta molt de temps).</text:p>
      <text:p text:style-name="P22">Que podríem fer per comprovar en el mateix moment que els nostres fitxers de crontab són correctes?</text:p>
      <text:p text:style-name="P22"><draw:frame draw:style-name="fr1" draw:name="Marco11" text:anchor-type="paragraph" svg:x="0.249cm" svg:y="0.229cm" svg:width="16.663cm" draw:z-index="26"><draw:text-box fo:min-height="1.709cm"><text:p text:style-name="Frame_20_contents"/></draw:text-box></draw:frame></text:p>
      <text:p text:style-name="Text_20_body">Quins efectes col·laterals tindria això?</text:p>
      <text:p text:style-name="Text_20_body"><draw:frame draw:style-name="fr1" draw:name="Marco12" text:anchor-type="paragraph" svg:x="0.249cm" svg:y="0.229cm" svg:width="16.663cm" draw:z-index="27"><draw:text-box fo:min-height="1.709cm"><text:p text:style-name="Frame_20_contents"/></draw:text-box></draw:frame></text:p>
      <text:p text:style-name="P17">Volem controlar l'ocupació d'una sèrie d'usuaris (fent servir l'script <text:span text:style-name="User_20_Entry">ocupacio.sh </text:span>que vareu fer) que estaran especificats al fitxer <text:span text:style-name="Strong_20_Emphasis">/etc/ocupacio.users</text:span>. El control es farà tots els diumenges. </text:p>
      <text:p text:style-name="P22">Quina entrada afegireu al crontab? De quin usuari? </text:p>
      <text:p text:style-name="P22"><draw:frame draw:style-name="fr1" draw:name="Marco13" text:anchor-type="paragraph" svg:x="0.249cm" svg:y="0.229cm" svg:width="16.663cm" draw:z-index="28"><draw:text-box fo:min-height="1.709cm"><text:p text:style-name="Frame_20_contents"/></draw:text-box></draw:frame></text:p>
      <text:p text:style-name="P18">També volem controlar els usuaris innecessaris del sistema fent servir l'script <text:span text:style-name="User_20_Entry">badusers.p</text:span><text:span text:style-name="User_20_Entry"><text:span text:style-name="T12">y</text:span></text:span>. Aquest control es realitzarà el primer dia de cada mes.</text:p>
      <text:p text:style-name="P22">Quina entrada afegireu al crontab? De quin usuari? </text:p>
      <text:p text:style-name="P22"/>
      <text:p text:style-name="P22"><draw:frame draw:style-name="fr1" draw:name="Marco14" text:anchor-type="paragraph" svg:x="0.249cm" svg:y="0.229cm" svg:width="16.663cm" draw:z-index="29"><draw:text-box fo:min-height="1.709cm"><text:p text:style-name="Frame_20_contents"/></draw:text-box></draw:frame><text:soft-page-break/></text:p>
      <text:p text:style-name="Text_20_body">Que hem de fer perquè el llistat d'usuaris que genera l'script ens arribi per correu?</text:p>
      <text:p text:style-name="P17"><draw:frame draw:style-name="fr1" draw:name="Marco15" text:anchor-type="paragraph" svg:x="0.249cm" svg:y="0.229cm" svg:width="16.663cm" draw:z-index="30"><draw:text-box fo:min-height="1.709cm"><text:p text:style-name="Frame_20_contents"/></draw:text-box></draw:frame></text:p>
      <text:p text:style-name="P17"/>
      <text:p text:style-name="P17"/>
      <text:p text:style-name="P17"/>
      <text:p text:style-name="P17">L'usuari <text:span text:style-name="T8">sergiS</text:span> vol fer <text:s/>backups del seu home. Feu servir cron perquè es compleixin les següents condicions:</text:p>
      <text:list xml:id="list1126264275" text:style-name="L7">
        <text:list-item>
          <text:p text:style-name="P20">És farà un backup total cada primer dilluns de mes</text:p>
        </text:list-item>
        <text:list-item>
          <text:p text:style-name="P19">És farà un backup incremental tots els dimecres i dissabtes respecte al <text:s/>backup total.</text:p>
        </text:list-item>
        <text:list-item>
          <text:p text:style-name="P19">Els backups es guardaran al mateix home de l'usuari <text:span text:style-name="T8">sergiS</text:span> a un directori backups. Evidentment no s'ha de fer backup dels backups.</text:p>
        </text:list-item>
        <text:list-item>
          <text:p text:style-name="P20">El nom dels backups ha d'incloure la data en la que es varen fer i el tipus de backup.</text:p>
        </text:list-item>
        <text:list-item>
          <text:p text:style-name="P20">Per reduir l'espai que ocupen el primer dia de cada mes es comprovarà si <text:span text:style-name="T8">la mida</text:span> total dels backups és superior a 100 Mb. Si és així s'esborraran tants backups com calgui fins estar per sota del límit en ordre cronològic ascendent (primer els més vells).</text:p>
        </text:list-item>
        <text:list-item>
          <text:p text:style-name="P20">L'usuari <text:span text:style-name="T8">sergiS</text:span> només vol rebre missatges de cron si hi ha errors.</text:p>
        </text:list-item>
      </text:list>
      <text:p text:style-name="Standard"><text:span text:style-name="User_20_Entry"/></text:p>
      <text:p text:style-name="Text_20_body"><text:span text:style-name="T13">Mostreu</text:span> com ho heu fet.</text:p>
      <text:p text:style-name="Text_20_body"><draw:frame draw:style-name="fr1" draw:name="Marco16" text:anchor-type="paragraph" svg:x="0.249cm" svg:y="0.229cm" svg:width="16.663cm" draw:z-index="31"><draw:text-box fo:min-height="1.709cm"><text:p text:style-name="Frame_20_contents"/></draw:text-box></draw:frame><text:span text:style-name="Strong_20_Emphasis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AAAA+TimesNewRomanPS-BoldMT" svg:font-family="BAAAAA+TimesNewRomanPS-BoldMT"/>
    <style:font-face style:name="EAAAAA+TimesNewRomanPSMT" svg:font-family="EAAAAA+TimesNewRomanPSMT"/>
    <style:font-face style:name="Lohit Hindi1" svg:font-family="'Lohit Hindi'"/>
    <style:font-face style:name="OpenSymbol" svg:font-family="OpenSymbol"/>
    <style:font-face style:name="StarSymbol" svg:font-family="StarSymbol"/>
    <style:font-face style:name="monospace" svg:font-family="monospace"/>
    <style:font-face style:name="Courier 10 Pitch" svg:font-family="'Courier 10 Pitch'" style:font-adornments="Predeterminado" style:font-pitch="fixed"/>
    <style:font-face style:name="LMMono10" svg:font-family="LMMono10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Bitstream Vera Sans Mono" svg:font-family="'Bitstream Vera Sans Mono'" style:font-family-generic="swiss" style:font-pitch="fixed"/>
    <style:font-face style:name="Cantarell" svg:font-family="Cantarell" style:font-adornments="Bold" style:font-pitch="variable"/>
    <style:font-face style:name="Caviar Dreams" svg:font-family="'Caviar Dreams'" style:font-adornments="Bold" style:font-pitch="variable"/>
    <style:font-face style:name="LMMonoProp10" svg:font-family="LMMonoProp10" style:font-adornments="Bold" style:font-pitch="variable"/>
    <style:font-face style:name="LMRomanUnsl10" svg:font-family="LMRomanUnsl10" style:font-adornments="Bold" style:font-pitch="variable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DejaVu Serif Condensed" svg:font-family="'DejaVu Serif Condensed'" style:font-adornments="Condensed 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499cm" style:auto-text-indent="false" style:page-number="auto"/>
      <style:text-properties style:font-name="Verdana" fo:font-family="Verdana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LMRomanUnsl10" fo:font-family="LMRomanUnsl10" style:font-style-name="Bold" style:font-pitch="variable" fo:font-size="11pt" fo:font-style="normal" fo:font-weight="bold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color="#800000" style:font-name="DejaVu Serif Condensed" fo:font-family="'DejaVu Serif Condensed'" style:font-style-name="Condensed 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800000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8000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011cm" loext:contextual-spacing="false" fo:text-align="start" style:justify-single-word="false" style:page-number="auto" fo:break-before="auto" fo:break-after="auto">
        <style:tab-stops/>
      </style:paragraph-properties>
      <style:text-properties fo:font-variant="normal" fo:text-transform="none" style:use-window-font-color="true" style:font-name="Cantarell" fo:font-family="Cantarell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Standard">
      <style:paragraph-properties fo:text-align="end" style:justify-single-word="false" style:page-number="auto" fo:break-before="page"/>
      <style:text-properties fo:font-variant="small-caps" fo:color="#800000" style:font-name="DejaVu Serif Condensed" fo:font-family="'DejaVu Serif Condensed'" style:font-style-name="Condensed Bold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style:page-number="auto"/>
      <style:text-properties style:font-name="Caviar Dreams" fo:font-family="'Caviar Dreams'" style:font-style-name="Bold" style:font-pitch="variable" fo:font-size="8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Fig" style:family="paragraph" style:parent-style-name="Caption"/>
    <style:style style:name="Code" style:family="paragraph" style:parent-style-name="Heading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text-indent="0cm" style:auto-text-indent="false" style:page-number="auto" fo:keep-with-next="auto"/>
      <style:text-properties style:font-name="LMMono10" fo:font-family="LMMono10" style:font-style-name="Regular" style:font-pitch="fixed" fo:font-size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gunta" style:family="paragraph" style:parent-style-name="Text_20_body" style:class="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ejemplo" style:family="paragraph" style:parent-style-name="Pregunta" style:master-page-name="">
      <loext:graphic-properties draw:fill="solid" draw:fill-color="#e6e6e6" draw:opacity="100%"/>
      <style:paragraph-properties style:page-number="auto" fo:background-color="#e6e6e6"/>
      <style:text-properties style:font-name="Courier 10 Pitch" fo:font-family="'Courier 10 Pitch'" style:font-style-name="Predeterminado" style:font-pitch="fixed"/>
    </style:style>
    <style:style style:name="Ejemplo" style:family="paragraph" style:parent-style-name="Text_20_body">
      <loext:graphic-properties draw:fill="solid" draw:fill-color="#e6e6e6" draw:opacity="100%"/>
      <style:paragraph-properties fo:background-color="#e6e6e6" fo:padding="0.049cm" fo:border="0.06pt solid #000000" style:shadow="none"/>
      <style:text-properties style:font-name="Courier 10 Pitch" fo:font-family="'Courier 10 Pitch'" style:font-style-name="Predeterminado" style:font-pitch="fixed"/>
    </style:style>
    <style:style style:name="Figur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Caption_20_characters" style:display-name="Caption characters" style:family="text">
      <style:text-properties style:font-name="LMMonoProp10" fo:font-family="LMMonoProp10" style:font-style-name="Bold" style:font-pitch="variable" fo:font-size="11pt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>
      <style:text-properties style:font-name="Bitstream Vera Sans Mono1" fo:font-family="'Bitstream Vera Sans Mono'" style:font-family-generic="modern" style:font-pitch="fixed" fo:font-weight="bold" style:font-name-asian="Bitstream Vera Sans Mono1" style:font-family-asian="'Bitstream Vera Sans Mono'" style:font-family-generic-asian="modern" style:font-pitch-asian="fixed" style:font-name-complex="Bitstream Vera Sans Mono1" style:font-family-complex="'Bitstream Vera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 style:master-page-name="">
      <style:paragraph-properties fo:margin-left="0cm" fo:margin-right="0cm" fo:text-align="end" style:justify-single-word="false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35ac8" style:font-name-asian="DejaVu Sans" style:font-size-asian="14pt" style:font-weight-asian="bold" style:font-name-complex="Lohit Hindi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fo:language="ca" fo:country="ES"/>
    </style:style>
    <style:style style:name="MP3" style:family="paragraph">
      <style:paragraph-properties fo:text-align="center"/>
    </style:style>
    <style:style style:name="MP4" style:family="paragraph" style:parent-style-name="Header">
      <style:text-properties fo:language="ca" fo:country="ES"/>
    </style:style>
    <style:style style:name="MP5" style:family="paragraph" style:parent-style-name="Header_20_left">
      <style:text-properties fo:language="ca" fo:country="ES"/>
    </style:style>
    <style:style style:name="MP6" style:family="paragraph" style:parent-style-name="Title" style:master-page-name="First_20_Page">
      <style:paragraph-properties style:page-number="auto" fo:break-before="page"/>
      <style:text-properties fo:language="ca" fo:country="ES"/>
    </style:style>
    <style:style style:name="MP7" style:family="paragraph" style:parent-style-name="Title" style:master-page-name="First_20_Page">
      <style:paragraph-properties fo:margin-left="0cm" fo:margin-right="0cm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2521b" style:font-name-asian="DejaVu Sans" style:font-size-asian="14pt" style:font-weight-asian="bold" style:font-name-complex="Lohit Hindi" style:font-size-complex="14pt" style:font-weight-complex="bold"/>
    </style:style>
    <style:style style:name="MP8" style:family="paragraph" style:parent-style-name="Footer">
      <style:text-properties fo:language="ca" fo:country="ES"/>
    </style:style>
    <style:style style:name="MP9" style:family="paragraph" style:parent-style-name="Title">
      <style:paragraph-properties fo:break-before="page"/>
      <style:text-properties fo:language="ca" fo:country="ES" officeooo:paragraph-rsid="001d151b"/>
    </style:style>
    <style:style style:name="MP10" style:family="paragraph" style:parent-style-name="Title" style:master-page-name="First_20_Page">
      <style:paragraph-properties fo:margin-left="0cm" fo:margin-right="0cm" fo:text-indent="0cm" style:auto-text-indent="false" style:page-number="auto" fo:break-before="page"/>
      <style:text-properties fo:font-variant="small-caps" fo:color="#800000" style:font-name="DejaVu Serif Condensed" fo:font-size="14pt" fo:language="ca" fo:country="ES" fo:font-weight="bold" officeooo:rsid="0122521b" officeooo:paragraph-rsid="01235ac8" style:font-name-asian="DejaVu Sans" style:font-size-asian="14pt" style:font-weight-asian="bold" style:font-name-complex="Lohit Hindi" style:font-size-complex="14pt" style:font-weight-complex="bold"/>
    </style:style>
    <style:style style:name="MP11" style:family="paragraph" style:parent-style-name="Title">
      <style:text-properties fo:language="ca" fo:country="ES" officeooo:rsid="010afb0e" officeooo:paragraph-rsid="010afb0e"/>
    </style:style>
    <style:style style:name="MT1" style:family="text">
      <style:text-properties officeooo:rsid="01267d19"/>
    </style:style>
    <style:style style:name="MT2" style:family="text">
      <style:text-properties fo:font-variant="small-caps" fo:color="#800000" style:font-name="DejaVu Serif Condensed" fo:font-size="24pt" fo:font-weight="bold" officeooo:rsid="010fab6a" style:font-name-asian="DejaVu Sans" style:font-size-asian="18pt" style:font-weight-asian="bold" style:font-name-complex="Lohit Hindi" style:font-size-complex="18pt" style:font-weight-complex="bold"/>
    </style:style>
    <style:style style:name="MT3" style:family="text">
      <style:text-properties officeooo:rsid="010afb0e"/>
    </style:style>
    <style:style style:name="Mgr1" style:family="graphic">
      <style:graphic-properties svg:stroke-width="0.041cm" svg:stroke-color="#8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9cm" svg:stroke-color="#8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vg:stroke-width="0.041cm" svg:stroke-color="#800000" draw:textarea-horizontal-align="center" draw:textarea-vertical-align="middle" fo:padding-top="0.019cm" fo:padding-bottom="0.019cm" fo:padding-left="0.019cm" fo:padding-right="0.019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b22222" fo:border-left="none" fo:border-right="none" fo:padding="0.04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3460_2808854764"/><text:bookmark-end text:name="__RefHeading___Toc3460_2808854764"/></text:p>
      </style:header>
      <style:footer>
        <text:p text:style-name="MP2"><draw:line text:anchor-type="paragraph" draw:z-index="3" draw:name="Forma2" draw:style-name="Mgr1" draw:text-style-name="MP3" svg:x1="0.012cm" svg:y1="-0.162cm" svg:x2="16.998cm" svg:y2="-0.162cm"><text:p/></draw:line><text:page-number text:select-page="current">5</text:page-number></text:p>
      </style:footer>
    </style:master-page>
    <style:master-page style:name="First_20_Page" style:display-name="First Page" style:page-layout-name="Mpm2" style:next-style-name="Table_20_of_20_Contents">
      <style:header>
        <text:p text:style-name="MP4"/>
      </style:header>
      <style:header-left>
        <text:p text:style-name="MP5"/>
      </style:header-left>
    </style:master-page>
    <style:master-page style:name="Table_20_of_20_Contents" style:display-name="Table of Contents" style:page-layout-name="Mpm3" style:next-style-name="First_20_Chapter_20_Page_20_A4">
      <style:header>
        <text:p text:style-name="MP6"><draw:line text:anchor-type="paragraph" draw:z-index="4" draw:name="Forma3" draw:style-name="Mgr1" draw:text-style-name="MP3" svg:x1="0.019cm" svg:y1="1.536cm" svg:x2="17.032cm" svg:y2="1.536cm"><text:p/></draw:line><draw:line text:anchor-type="paragraph" draw:z-index="5" draw:name="Forma4" draw:style-name="Mgr1" draw:text-style-name="MP3" svg:x1="-0.007cm" svg:y1="25.031cm" svg:x2="17.032cm" svg:y2="25.031cm"><text:p/></draw:line>Table of Contents</text:p>
      </style:header>
      <style:header-left>
        <text:p text:style-name="MP7"><text:bookmark-start text:name="__RefHeading__4236_638220132"/>Training <text:span text:style-name="MT1">2</text:span><text:bookmark-end text:name="__RefHeading__4236_638220132"/></text:p>
      </style:header-left>
      <style:footer>
        <text:p text:style-name="MP8"/>
      </style:footer>
      <style:footer-left>
        <text:p text:style-name="MP8"/>
      </style:footer-left>
    </style:master-page>
    <style:master-page style:name="First_20_Chapter_20_Page_20_A4" style:display-name="First Chapter Page A4" style:page-layout-name="Mpm4" style:next-style-name="Standard">
      <style:header>
        <text:p text:style-name="MP9"><draw:line text:anchor-type="paragraph" draw:z-index="10" draw:name="Forma7_2" draw:style-name="Mgr2" draw:text-style-name="MP3" svg:x1="0.016cm" svg:y1="1.547cm" svg:x2="17.029cm" svg:y2="1.547cm"><text:p/></draw:line><draw:line text:anchor-type="paragraph" draw:z-index="11" draw:name="Forma8_2" draw:style-name="Mgr1" draw:text-style-name="MP3" svg:x1="-0.034cm" svg:y1="24.807cm" svg:x2="17.032cm" svg:y2="24.807cm"><text:p/></draw:line><text:bookmark-start text:name="__RefHeading__4238_63822013285"/><text:span text:style-name="MT2">Training </text:span><text:span text:style-name="MT3">1</text:span><text:bookmark-end text:name="__RefHeading__4238_63822013285"/></text:p>
      </style:header>
      <style:header-left>
        <text:p text:style-name="MP9"><draw:line text:anchor-type="paragraph" draw:z-index="12" draw:name="Forma7_4" draw:style-name="Mgr2" draw:text-style-name="MP3" svg:x1="0.016cm" svg:y1="1.547cm" svg:x2="17.029cm" svg:y2="1.547cm"><text:p/></draw:line><draw:line text:anchor-type="paragraph" draw:z-index="13" draw:name="Forma8_4" draw:style-name="Mgr1" draw:text-style-name="MP3" svg:x1="-0.034cm" svg:y1="24.807cm" svg:x2="17.032cm" svg:y2="24.807cm"><text:p/></draw:line><text:bookmark-start text:name="__RefHeading__4238_638220132852"/><text:span text:style-name="MT2">Training </text:span><text:span text:style-name="MT3">1</text:span><text:bookmark-end text:name="__RefHeading__4238_638220132852"/></text:p>
      </style:header-left>
      <loext:header-first>
        <text:p text:style-name="MP10"><text:bookmark-start text:name="__RefHeading__4238_638220132854"/><text:bookmark-end text:name="__RefHeading__4238_638220132854"/></text:p>
      </loext:header-first>
      <style:footer>
        <text:p text:style-name="MP2"><text:page-number text:select-page="current">0</text:page-number></text:p>
      </style:footer>
      <style:footer-left>
        <text:p text:style-name="MP2"><text:page-number text:select-page="current">0</text:page-number></text:p>
      </style:footer-left>
      <loext:footer-first>
        <text:p text:style-name="MP2"><text:page-number text:select-page="current">1</text:page-number></text:p>
      </loext:footer-first>
    </style:master-page>
    <style:master-page style:name="Second_20_Chapter_20_Page_20_A4" style:display-name="Second Chapter Page A4" style:page-layout-name="Mpm5" style:next-style-name="Standard">
      <style:header>
        <text:p text:style-name="MP11"><draw:line text:anchor-type="paragraph" draw:z-index="6" draw:name="Forma11" draw:style-name="Mgr3" draw:text-style-name="MP3" svg:x1="-0.03cm" svg:y1="1.431cm" svg:x2="17.009cm" svg:y2="1.431cm"><text:p/></draw:line><draw:line text:anchor-type="paragraph" draw:z-index="7" draw:name="Forma12" draw:style-name="Mgr1" draw:text-style-name="MP3" svg:x1="-0.007cm" svg:y1="24.883cm" svg:x2="17.032cm" svg:y2="24.883cm"><text:p/></draw:line><text:bookmark-start text:name="__RefHeading__4240_638220132"/>Chapter 2<text:bookmark-end text:name="__RefHeading__4240_638220132"/></text:p>
      </style:header>
      <style:footer>
        <text:p text:style-name="MP2"><text:page-number text:select-page="current">0</text:page-number></text:p>
      </style:footer>
    </style:master-page>
    <style:master-page style:name="Index" style:page-layout-name="Mpm6"/>
    <style:master-page style:name="Third_20_Chapter_20_Page_20_A4" style:display-name="Third Chapter Page A4" style:page-layout-name="Mpm5" style:next-style-name="Standard">
      <style:header>
        <text:p text:style-name="MP11"><draw:line text:anchor-type="paragraph" draw:z-index="8" draw:name="Forma13" draw:style-name="Mgr1" draw:text-style-name="MP3" svg:x1="-0.007cm" svg:y1="1.496cm" svg:x2="17.006cm" svg:y2="1.496cm"><text:p/></draw:line><draw:line text:anchor-type="paragraph" draw:z-index="9" draw:name="Forma14" draw:style-name="Mgr1" draw:text-style-name="MP3" svg:x1="-0.007cm" svg:y1="24.938cm" svg:x2="17.006cm" svg:y2="24.938cm"><text:p/></draw:line><text:bookmark-start text:name="__RefHeading__4242_638220132"/>Chapter 3<text:bookmark-end text:name="__RefHeading__4242_638220132"/></text:p>
      </style:header>
      <style:footer>
        <text:p text:style-name="MP2"><text:page-number text:select-page="current">0</text:page-number></text:p>
      </style:footer>
    </style:master-page>
    <style:master-page style:name="References" style:page-layout-name="Mpm7" style:next-style-name="Standard"/>
    <style:master-page style:name="Foot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0:08:15.492487600</meta:creation-date>
    <meta:editing-duration>PT1H4M15S</meta:editing-duration>
    <meta:editing-cycles>17</meta:editing-cycles>
    <meta:generator>LibreOffice/6.4.7.2$Linux_X86_64 LibreOffice_project/40$Build-2</meta:generator>
    <dc:description>Template Used for my Masters report</dc:description>
    <meta:keyword>Masters Report</meta:keyword>
    <meta:keyword>Report</meta:keyword>
    <dc:subject>Masters Report</dc:subject>
    <dc:title>Masters Report</dc:title>
    <dc:date>2022-06-02T11:43:26.766795453</dc:date>
    <meta:document-statistic meta:table-count="0" meta:image-count="0" meta:object-count="0" meta:page-count="7" meta:paragraph-count="53" meta:word-count="525" meta:character-count="3010" meta:non-whitespace-character-count="2544"/>
    <meta:user-defined meta:name="License">&lt;a href="http://templates.services.openoffice.org/bsd-license"&gt;BSD&lt;/a&gt; </meta:user-defined>
  </office:meta>
</office:document-meta>
</file>